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efc8f" officeooo:paragraph-rsid="001efc8f"/>
    </style:style>
    <style:style style:name="P2" style:family="paragraph" style:parent-style-name="Heading_20_1">
      <style:text-properties officeooo:rsid="001efc8f" officeooo:paragraph-rsid="001efc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 the best front pairing for Rodem house</text:h>
      <text:p text:style-name="Text_20_body">A font from a humanist font family would be ideal due to it looking modern, but retaining human handwriting qualities. Gill sans, Frutiger, Myriad, Optima, Verdana</text:p>
      <text:p text:style-name="Text_20_body"/>
      <text:p text:style-name="Text_20_body">with an urban slab serif like Courier new.</text:p>
      <text:p text:style-name="Text_20_body"/>
      <text:h text:style-name="P2" text:outline-level="1">Design choices for the logo</text:h>
      <text:p text:style-name="P1">Wanted the logo to look simple modern and friendly so experimented with hand written sans-serif fonts in various media. The two I ended up with are different in that one is more neat composed of the best letters I could find. The other was an interesting one-off experiment with a large calligraphy brush. To decide between the two, I'm going to AB test to see which one is more likely to appeal to international people who might be interested in Rodem ho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Sharp</meta:initial-creator>
    <meta:creation-date>2015-07-02T12:27:02</meta:creation-date>
    <dc:date>2015-07-06T11:43:00.966450715</dc:date>
    <dc:creator>Peter Sharp</dc:creator>
    <meta:editing-duration>PT1M59S</meta:editing-duration>
    <meta:editing-cycles>2</meta:editing-cycles>
    <meta:generator>LibreOffice/4.2.8.2$Linux_X86_64 LibreOffice_project/420m0$Build-2</meta:generator>
    <meta:document-statistic meta:table-count="0" meta:image-count="0" meta:object-count="0" meta:page-count="1" meta:paragraph-count="5" meta:word-count="129" meta:character-count="737" meta:non-whitespace-character-count="613"/>
  </office:meta>
</office:document-meta>
</file>